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 style:master-page-name="Standard">
      <style:paragraph-properties fo:text-align="start" style:justify-single-word="false" style:page-number="auto"/>
      <style:text-properties officeooo:paragraph-rsid="001f3bfb"/>
    </style:style>
    <style:style style:name="P5" style:family="paragraph" style:parent-style-name="Body" style:list-style-name="WW8Num1"/>
    <style:style style:name="P6" style:family="paragraph" style:parent-style-name="Body" style:list-style-name="WW8Num1">
      <style:text-properties officeooo:paragraph-rsid="001c61e5"/>
    </style:style>
    <style:style style:name="P7" style:family="paragraph" style:parent-style-name="Body" style:list-style-name="WW8Num1">
      <style:text-properties officeooo:paragraph-rsid="001d4365"/>
    </style:style>
    <style:style style:name="P8" style:family="paragraph" style:parent-style-name="Body" style:list-style-name="WW8Num1">
      <style:text-properties style:text-underline-style="none"/>
    </style:style>
    <style:style style:name="P9" style:family="paragraph" style:parent-style-name="Heading_20_2">
      <style:text-properties officeooo:paragraph-rsid="001f3bfb"/>
    </style:style>
    <style:style style:name="P10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nl" fo:country="NL" style:font-name-complex="Times New Roman"/>
    </style:style>
    <style:style style:name="T3" style:family="text">
      <style:text-properties style:font-name="Times New Roman" fo:font-size="12pt" fo:language="en" fo:country="US" fo:font-style="normal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language="en" fo:country="US" style:font-name-complex="Times New Roman" style:text-emphasize="none"/>
    </style:style>
    <style:style style:name="T6" style:family="text">
      <style:text-properties fo:language="de" fo:country="DE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language="it" fo:country="IT"/>
    </style:style>
    <style:style style:name="T9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10" style:family="text">
      <style:text-properties fo:font-variant="normal" fo:text-transform="none" fo:color="#000000" style:font-name="Times New Roman1" fo:letter-spacing="normal" fo:language="en" fo:country="US" style:font-name-asian="Times New Roman1" style:font-name-complex="Times New Roman1"/>
    </style:style>
    <style:style style:name="T11" style:family="text">
      <style:text-properties fo:font-variant="normal" fo:text-transform="none" fo:color="#000000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4" style:family="text">
      <style:text-properties fo:font-variant="normal" fo:text-transform="none" fo:color="#000000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en" fo:country="US"/>
    </style:style>
    <style:style style:name="T20" style:family="text">
      <style:text-properties fo:font-variant="normal" fo:text-transform="none" fo:color="#000000" fo:letter-spacing="normal" fo:language="it" fo:country="IT"/>
    </style:style>
    <style:style style:name="T21" style:family="text">
      <style:text-properties fo:font-variant="normal" fo:text-transform="none" fo:color="#000000" style:font-name="Arial" fo:letter-spacing="normal" fo:language="en" fo:country="US" style:font-name-asian="Arial" style:font-name-complex="Ari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1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f3bfb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8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solid" style:text-underline-width="auto" style:text-underline-color="#000080" fo:font-weight="normal" officeooo:rsid="001f3bfb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solid" style:text-underline-width="auto" style:text-underline-color="#000080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f3bfb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2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3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4" style:family="text">
      <style:text-properties fo:language="pt" fo:country="PT"/>
    </style:style>
    <style:style style:name="T35" style:family="text">
      <style:text-properties fo:language="fr" fo:country="FR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d4365"/>
    </style:style>
    <style:style style:name="T38" style:family="text">
      <style:text-properties fo:color="#000000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None"><text:span text:style-name="T24">Tiffany Timbric</text:span></text:span><text:span text:style-name="None"><text:span text:style-name="T5">, Software Developer<text:line-break/></text:span></text:span><text:span text:style-name="Hyperlink.0"><text:span text:style-name="T25">t</text:span></text:span><text:span text:style-name="Hyperlink.0"><text:span text:style-name="T26">iffany</text:span></text:span><text:span text:style-name="Hyperlink.0"><text:span text:style-name="T38">.</text:span></text:span><text:span text:style-name="Hyperlink.0"><text:span text:style-name="T25">t</text:span></text:span><text:span text:style-name="Hyperlink.0"><text:span text:style-name="T26">imbric</text:span></text:span><text:span text:style-name="Hyperlink.0"><text:span text:style-name="T38">@gmail.com</text:span></text:span></text:p>
      <text:h text:style-name="P9" text:outline-level="2"><text:span text:style-name="None"><text:span text:style-name="T2">Overview</text:span></text:span></text:h>
      <text:p text:style-name="Body"><text:span text:style-name="None"><text:span text:style-name="T7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8">, SQL, Cassandra, Hadoop, Protocol Buffers, OSGi, </text:span></text:span><text:span text:style-name="T1">Cucumber, </text:span><text:span text:style-name="None"><text:span text:style-name="T6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8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10">Employment History</text:span></text:span></text:h>
      <text:h text:style-name="P10" text:outline-level="3"><text:span text:style-name="None"><text:span text:style-name="T22">1</text:span></text:span><text:span text:style-name="None"><text:span text:style-name="T16">/1</text:span></text:span><text:span text:style-name="None"><text:span text:style-name="T17">0</text:span></text:span><text:span text:style-name="None"><text:span text:style-name="T16">/201</text:span></text:span><text:span text:style-name="None"><text:span text:style-name="T22">9</text:span></text:span><text:span text:style-name="None"><text:span text:style-name="T16">-</text:span></text:span><text:span text:style-name="None"><text:span text:style-name="T22">10</text:span></text:span><text:span text:style-name="None"><text:span text:style-name="T13">/1/</text:span></text:span><text:span text:style-name="None"><text:span text:style-name="T16">201</text:span></text:span><text:span text:style-name="None"><text:span text:style-name="T22">9</text:span></text:span><text:span text:style-name="None"><text:span text:style-name="T13"> Software Engineer</text:span></text:span><text:span text:style-name="None"><text:span text:style-name="T16">, </text:span></text:span><text:span text:style-name="None"><text:span text:style-name="T17">Arris/</text:span></text:span><text:span text:style-name="None"><text:span text:style-name="T16">Com</text:span></text:span><text:span text:style-name="None"><text:span text:style-name="T22">mscope</text:span></text:span></text:h>
      <text:list xml:id="list78810852" text:style-name="WW8Num1">
        <text:list-item>
          <text:list>
            <text:list-item>
              <text:p text:style-name="P6"><text:span text:style-name="T23">Updated the video catalog and merchandising backend originally authored by Motorola for Bouygues Telecom, France</text:span><text:span text:style-name="T36">.</text:span></text:p>
            </text:list-item>
            <text:list-item>
              <text:p text:style-name="P7"><text:span text:style-name="T37">Java EE, Wild</text:span><text:span text:style-name="T27">F</text:span><text:span text:style-name="T37">ly, Glass</text:span><text:span text:style-name="T27">F</text:span><text:span text:style-name="T37">ish, Web</text:span><text:span text:style-name="T27">S</text:span><text:span text:style-name="T37">phere, REST, Wiremock, Mockito, Postman, Wireshark.</text:span></text:p>
            </text:list-item>
          </text:list>
        </text:list-item>
      </text:list>
      <text:p text:style-name="P3"/>
      <text:h text:style-name="P10" text:outline-level="3"><text:span text:style-name="None"><text:span text:style-name="T13">1</text:span></text:span><text:span text:style-name="None"><text:span text:style-name="T16">/1/201</text:span></text:span><text:span text:style-name="None"><text:span text:style-name="T13">8</text:span></text:span><text:span text:style-name="None"><text:span text:style-name="T16">-</text:span></text:span><text:span text:style-name="None"><text:span text:style-name="T13">4/1/</text:span></text:span><text:span text:style-name="None"><text:span text:style-name="T16">201</text:span></text:span><text:span text:style-name="None"><text:span text:style-name="T13">8 Software Engineer</text:span></text:span><text:span text:style-name="None"><text:span text:style-name="T16">, Comcast, Corp.</text:span></text:span></text:h>
      <text:list xml:id="list112508820238776" text:continue-numbering="true" text:style-name="WW8Num1">
        <text:list-item>
          <text:list>
            <text:list-item>
              <text:p text:style-name="P8"><text:span text:style-name="T1">Updated one Java system to Docker/Kubernetes,</text:span><text:span text:style-name="T34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2">1/4/2016-12/31/2017 Software Engineer</text:span></text:span><text:span text:style-name="None"><text:span text:style-name="T33">, Charter Communications.</text:span></text:span></text:h>
      <text:list xml:id="list112510679370153" text:continue-numbering="true" text:style-name="WW8Num1">
        <text:list-item>
          <text:list>
            <text:list-item>
              <text:p text:style-name="P5"><text:span text:style-name="T1">Maintained 100+ Java micro-services, added new micro-services all in</text:span><text:span text:style-name="T6"> Amazon Web Services</text:span><text:span text:style-name="T1">.</text:span></text:p>
            </text:list-item>
            <text:list-item>
              <text:p text:style-name="P5"><text:span text:style-name="T35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9/1/2014-2015 Software Engineer</text:span></text:span><text:span text:style-name="None"><text:span text:style-name="T11">, Comcast, Corp.</text:span></text:span></text:h>
      <text:list xml:id="list112510386400267" text:continue-numbering="true" text:style-name="WW8Num1">
        <text:list-item>
          <text:list>
            <text:list-item>
              <text:p text:style-name="P5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1">2</text:span></text:span><text:span text:style-name="None"><text:span text:style-name="T12">/1/2014-5/1/2014 Software Engineer</text:span></text:span><text:span text:style-name="None"><text:span text:style-name="T11">, Tendril, Inc.</text:span></text:span></text:h>
      <text:list xml:id="list112510281567891" text:continue-numbering="true" text:style-name="WW8Num1">
        <text:list-item>
          <text:list>
            <text:list-item>
              <text:p text:style-name="P5"><text:span text:style-name="None"><text:span text:style-name="T19">Back-end dev-ops programmer on SOA Finagle+Protobuf+Cloud Java/Scala micro-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Atlassian, Cucumber BDD, PostgreSQL, Hadoop, Hibernate, Scala, Intelli-J IDEA, Git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2">2/1/2010-12/31/2013 Senior Software Engineer, JDA Software Group, Inc. which merged with RedPrairie, Corp. formerly StorePerform, Inc.</text:span></text:span></text:h>
      <text:list xml:id="list112510870294070" text:continue-numbering="true" text:style-name="WW8Num1">
        <text:list-item>
          <text:list>
            <text:list-item>
              <text:p text:style-name="P5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5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5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5"><text:span text:style-name="None"><text:span text:style-name="T19">Technologies: OSGi, Gradle, Git, and Sql Server, Git, Mercurial, Subversion, CV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8-2009 Independent Software Development Consultant &amp; Sun Java Consultant</text:span></text:span></text:h>
      <text:list xml:id="list112510868448709" text:continue-numbering="true" text:style-name="WW8Num1">
        <text:list-item>
          <text:list>
            <text:list-item>
              <text:p text:style-name="P5"><text:span text:style-name="None"><text:span text:style-name="T19">Extended and maintained a JEE merchandise inventory system with MySQL DB, Java, Spring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7 Chief Operation Officer, Evolution Hosting, Inc.</text:span></text:span></text:h>
      <text:list xml:id="list112509504680490" text:continue-numbering="true" text:style-name="WW8Num1">
        <text:list-item>
          <text:list>
            <text:list-item>
              <text:p text:style-name="P5"><text:span text:style-name="None"><text:span text:style-name="T19">Viawest data center Linux servers for J2EE applications with Java management software, Java, Linux, VMware, Zen, Amazon Web 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4-2007 Independent Software Development Consultant &amp; Sun Java Consultant</text:span></text:span></text:h>
      <text:list xml:id="list112509167274834" text:continue-numbering="true" text:style-name="WW8Num1">
        <text:list-item>
          <text:list>
            <text:list-item>
              <text:p text:style-name="P5"><text:span text:style-name="None"><text:span text:style-name="T19">Created NIO client with could reach 100 Mb/s scale message rates.</text:span></text:span></text:p>
            </text:list-item>
            <text:list-item>
              <text:p text:style-name="P5"><text:span text:style-name="None"><text:span text:style-name="T19">Created new web site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2-2004 Senior Software Architect</text:span></text:span><text:span text:style-name="None"><text:span text:style-name="T14">, Packexpo, Inc.</text:span></text:span></text:h>
      <text:list xml:id="list112509045995578" text:continue-numbering="true" text:style-name="WW8Num1">
        <text:list-item>
          <text:list>
            <text:list-item>
              <text:p text:style-name="P5"><text:span text:style-name="None"><text:span text:style-name="T19">Created a reporting systems for packaging advertising services.</text:span></text:span></text:p>
            </text:list-item>
            <text:list-item>
              <text:p text:style-name="P5"><text:span text:style-name="None"><text:span text:style-name="T19">Maintained packaging advertising web site.</text:span></text:span></text:p>
            </text:list-item>
            <text:list-item>
              <text:p text:style-name="P5"><text:span text:style-name="None"><text:span text:style-name="T19">Technologies: JBoss, Linux, MySQL, Intelli-J, BeanShell, JSP, Lzop'ed data stream for large DB backups over NFS mounts, Java, Groovy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1999-2002 Java Consultant</text:span></text:span><text:span text:style-name="None"><text:span text:style-name="T12">, Sun Java Center, Sun Microsystems, Inc.</text:span></text:span></text:h>
      <text:list xml:id="list112510737949258" text:continue-numbering="true" text:style-name="WW8Num1">
        <text:list-item>
          <text:list>
            <text:list-item>
              <text:p text:style-name="P5"><text:span text:style-name="None"><text:span text:style-name="T19">Represented Sun for RUP, UP, SunTone, OOA&amp;D mentoring and J2EE coding, Java, SCCS, Teamware, RCS, Solari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20">Consulted at Citigroup, Vanguard Fiduciary Trust, Credit Suisse.</text:span></text:span></text:p>
            </text:list-item>
            <text:list-item>
              <text:p text:style-name="P5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1998-1999 Java Developer, Sun Educational Services, Sun Microsystems, Inc.</text:span></text:span></text:h>
      <text:list xml:id="list112509032929437" text:continue-numbering="true" text:style-name="WW8Num1">
        <text:list-item>
          <text:list>
            <text:list-item>
              <text:p text:style-name="P5"><text:span text:style-name="None"><text:span text:style-name="T19">Created web-based and Swing computer assisted training systems.</text:span></text:span></text:p>
            </text:list-item>
            <text:list-item>
              <text:p text:style-name="P5"><text:span text:style-name="None"><text:span text:style-name="T19">Improved the performance of our custom pseudo-recursive-descent parser template engine by </text:span></text:span><text:soft-page-break/><text:span text:style-name="None"><text:span text:style-name="T19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1">Education, Certifications, Patents</text:span></text:span></text:h>
      <text:list xml:id="list112509105732985" text:continue-numbering="true" text:style-name="WW8Num1">
        <text:list-item>
          <text:list>
            <text:list-item>
              <text:p text:style-name="P5"><text:span text:style-name="None"><text:span text:style-name="T19">Sun Certified Java Developer</text:span></text:span></text:p>
            </text:list-item>
            <text:list-item>
              <text:p text:style-name="P5"><text:span text:style-name="None"><text:span text:style-name="T19">Sun Certified Java Programmer</text:span></text:span></text:p>
            </text:list-item>
            <text:list-item>
              <text:p text:style-name="P5"><text:span text:style-name="None"><text:span text:style-name="T10">Patent:</text:span></text:span><text:span text:style-name="None"><text:span text:style-name="T9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9"> </text:span></text:span><text:span text:style-name="None"><text:span text:style-name="T10">Search engine interface and method of controlling client searches</text:span></text:span></text:p>
            </text:list-item>
            <text:list-item>
              <text:p text:style-name="P5"><text:span text:style-name="None"><text:span text:style-name="T19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dc:date>2019-10-31T11:25:08.574419759</dc:date>
    <meta:editing-duration>PT17M38S</meta:editing-duration>
    <meta:editing-cycles>4</meta:editing-cycles>
    <meta:document-statistic meta:table-count="0" meta:image-count="0" meta:object-count="0" meta:page-count="3" meta:paragraph-count="50" meta:word-count="605" meta:character-count="4407" meta:non-whitespace-character-count="3882"/>
  </office:meta>
</office:document-meta>
</file>